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65_p_l_paw_korinth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st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dh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mójz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z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jap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ma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ko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ep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the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lu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z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jez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g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hi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iv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z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sch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ěkom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k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e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odarm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zeńdźeć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ar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zyko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rjeztanu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zachod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ud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oblez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ěšć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ěšćenj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óz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šibójzk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šibójzki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jezachod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jewěrn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ičom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odl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urwaŕztw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a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lz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łow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nakš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anibj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re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epiztol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rozymj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usnul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ułoži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š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sad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pruj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jedźen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ěšćil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war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i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y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w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łab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yč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ěduj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ztroć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lěpšu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dda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zył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ztawaj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budźem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budźć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šezćijanzke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hěrluš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helich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enak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rozn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łupoz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nakš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mejn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obyć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ratro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pollo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wo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uz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tej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rozće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hromadźizn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hrěši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dadź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zpje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mjelče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ahadł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ztrowjen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žiwa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šł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k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č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čerj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čerj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žiwi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tmolw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sadź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por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is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ěz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ěšćen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ěrny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[te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yl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yješ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obod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j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š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tej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mjert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łyše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łab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i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io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ptuagezi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šćěp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yče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yč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ozom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ozom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ozom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oz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ztoj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kaž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bó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eměnje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ěńš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ěničk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ěduje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ztroró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žohnuje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óznać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awołzk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ch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zhrěš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wu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wuče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wopuš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wobhoń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wěrny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smjertnoz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py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pyt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pšikryt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praj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potrjeb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polěpšu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piš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mudroz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měše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mě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jzt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doztoj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daj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ičo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ěčej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maka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róčel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orwy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łóć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jelč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upje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šižowane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oš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orinthizki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njez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njezo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nježi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ničomn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ničom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hryztusow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eph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ajkiž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ajki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azyk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erbow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ak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richizz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richizki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e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źě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źěća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uchomny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uchomn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ro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ztat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łh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b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ara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lowječny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ězt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ěz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ěł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ěł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ydli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rjuch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ratr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oha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ěž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pol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žid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ź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yrkwi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ynča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yg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ónč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ěrjat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a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wor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rózb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w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r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r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ra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j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j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ozym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ozom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azy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ad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yt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m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min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dob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onjewumr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o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on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nje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njes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nj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najomn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měš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mě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ož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ó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o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ónzow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omdź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ładź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ažer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až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jedn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jaw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iw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iw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romadź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ot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z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š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ri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riz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ri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ńdź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mz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m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chz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chern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dźerž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dal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čin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ćeŕp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óžn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óžniš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óž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ztojnztw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ztojni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ztojnik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zpi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zp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je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je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jaz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i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is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rub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a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r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niču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mjelč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łož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łož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łož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l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i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dźerž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ćisnu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chod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bi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ysok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yso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wole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rowj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orč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aj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a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a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ži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žiw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ži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žiw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ži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žit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trob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sny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snje-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š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rjedź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rjedź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r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ož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j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ěn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łož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łož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kład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hoto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dźěl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dowi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el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elk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ela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ela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mj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kludź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ženje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ž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žen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žen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žah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ztup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wo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tzih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tzih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tru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truh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ušć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ušć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oło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my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by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wjeć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wjeće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wjeć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eb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ebn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eb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a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ad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r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r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ušć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row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raše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or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o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okaz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okaz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ił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anz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n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łtar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ł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kšew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komikn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j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tara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t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taj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ank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ank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tzih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twjerdź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sy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rěz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rěz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ra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ohać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ohać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li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lič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krje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krjep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darj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k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dźi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šćomni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šć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dom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domn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š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š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rn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dź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bjaz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warje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war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ózk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oš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jech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ifo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ife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owaŕztw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owaŕšo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ór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t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imothe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imothe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rzi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lz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wzynt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m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j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j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l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lniš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j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da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wór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oji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je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jeć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jat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jatočnič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t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dč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ź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ź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ź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ni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an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y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udź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mjer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łužomnik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pih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ozthe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ozipa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ad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ě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yša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užomni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užomni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už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už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o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ód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lěbo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aboz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ab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ab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ko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ibałzt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dalu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hćěp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hćěpan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hćěpanow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ćěp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mopaš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dź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že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č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ff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bjež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zomn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zom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zezn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wuč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wuč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wjaz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su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sudź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sudź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kšižow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hně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m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ólni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ek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ek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qnazimodogenit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ć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ta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zte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ztaj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wjaz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wjaz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słuš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słodźenztw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run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rodź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powjed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njes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ry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ryt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ryt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ry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ry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ry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dźě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chod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ož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ójz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ój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ójz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ój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ój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oh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oh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jer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taj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t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ćěh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ćěh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odź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odź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odź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obroć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šon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py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ń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ńč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ki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hrě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d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iwni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eŕ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eŕp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ut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ózujet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óz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ózuj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ózow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osy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zzi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přeto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nič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dow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dar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ečwozt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w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wuj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w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š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še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row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ror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rorb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roń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aj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aj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žrje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žohnuj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zn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žad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žad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oła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rjeb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ajn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ajnztw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aj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ajn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aj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ajn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yln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l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kłuš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uč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o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nižn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ysl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ozni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oz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ozni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lěpše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lěpš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or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jim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jě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tep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čin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čink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čak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ćah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by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bi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o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o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ač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enjez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zk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š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šć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s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j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ilolog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ilipp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rzi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ěk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ěk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ěk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wołow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tro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du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lymp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zni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zn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te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tar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rozym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roz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rad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pytuj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pyt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p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jeb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hrěš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eš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žen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dźer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dźerž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dźerž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z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pa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k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chod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chod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ži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ži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p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daw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d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č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č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bsynu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brěz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brěz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jesel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inoj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inoj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z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z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njewěs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rn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r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r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r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udź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łuž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yč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yč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oz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ossu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ušć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iztoj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iztoj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izte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ińdźe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eć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rědu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raw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žad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trje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słuc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hórš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łak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nadu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nad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ys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ud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óžet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óž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orkot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lub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knjejz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kis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khw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khwali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kazanzt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jsym-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jsće-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jě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jěmy-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njeje--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jedno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hrěš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hnu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hn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hlad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hlad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źerž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źerž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źerž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źěli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yrbja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ótk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a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a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adź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in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ch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e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esni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ćeŕp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ćěě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as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y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rach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jez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imamó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nichtó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ětči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ětčiš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ere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ěm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ěkłotr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ztup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wuknu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wuk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zis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un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ow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omin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omin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omin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n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wjetš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wjet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wjetš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słab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nižš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mjeń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lub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hubjeń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hromadź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du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dut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du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du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deš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čin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žo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ž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zk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dr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droz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driš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d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žeš-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s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l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jzas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h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d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d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lo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lo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łóć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now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n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lč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as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a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nu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sa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j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j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ranat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ndźelztwołamar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ndźel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ł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-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zi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t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i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ož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of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izt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i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sn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pš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pš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pš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am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amamj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kom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kom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ahodn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č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war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z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rw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r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rwaŕztw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rwaŕztw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rwaŕz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rwa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rwar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rwar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rwarje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pu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iwdź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ezćijan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ezćijan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u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ót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izp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s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sni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s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óžd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óž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óžd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vrinthi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treju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št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rinthu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rint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mdź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jezo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jež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jež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jej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jej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loesow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linča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isał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isał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al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ryztusow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ryztusow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ryztusow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ryztusow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ěž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ezaŕzt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ephi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epha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enchrej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edźb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li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o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ěs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na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na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ěmy-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ep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dno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z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poštoł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poštoł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'j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ndźelzk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d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wěz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wěz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u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ubo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ě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a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t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órš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jezta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jeztany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lz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up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up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u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ubok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o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ó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lada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rodio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r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rme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h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rf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rf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ibni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ib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d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dam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ich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z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mejnztw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mejn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lati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j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ejzčin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ejo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ejo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ej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rtun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rtun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legon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e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vangeli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pangeli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iw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rž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r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rž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nsniš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ła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ł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ćatk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akuj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akowa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akow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y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uchom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uchom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uchomn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uhi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o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ztoj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wjedź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sahnj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pózn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pózn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pomn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pjelnje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pjelnj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njes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y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u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roći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r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r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žinju-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źěln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wječ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wječ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rzk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ró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ró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róz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zt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nić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ich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rystus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chcy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zć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rt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ŕp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ŕp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ŕ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rj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r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ep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ln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l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l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k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as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as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as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ak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ak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ójzt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ho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łaz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i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ž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ž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echtu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zinkri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riztobul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polo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pollo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chaj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cha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chai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tab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sb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sb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.00.0000</text:date>, <text:time style:data-style-name="N2" text:time-value="19:09:40.26600820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8-11T19:09:53.677977826</dc:date>
    <meta:editing-duration>PT13S</meta:editing-duration>
    <meta:editing-cycles>1</meta:editing-cycles>
    <meta:document-statistic meta:table-count="1" meta:cell-count="3137" meta:object-count="0"/>
  </office:meta>
</office:document-meta>
</file>